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2576in"/>
    </style:style>
    <style:style style:name="Table1.B" style:family="table-column">
      <style:table-column-properties style:column-width="2.0396in"/>
    </style:style>
    <style:style style:name="Table1.C" style:family="table-column">
      <style:table-column-properties style:column-width="2.39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style:font-name="inherit" fo:font-size="18pt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style:style style:name="P10" style:family="paragraph" style:parent-style-name="Table_20_Contents" style:list-style-name="L9"/>
    <style:style style:name="P11" style:family="paragraph" style:parent-style-name="Table_20_Contents" style:list-style-name="L10"/>
    <style:style style:name="P12" style:family="paragraph" style:parent-style-name="Table_20_Contents" style:list-style-name="L11"/>
    <style:style style:name="P13" style:family="paragraph" style:parent-style-name="Table_20_Contents" style:list-style-name="L12"/>
    <style:style style:name="P14" style:family="paragraph" style:parent-style-name="Table_20_Contents" style:list-style-name="L13"/>
    <style:style style:name="P15" style:family="paragraph" style:parent-style-name="Table_20_Contents" style:list-style-name="L14"/>
    <style:style style:name="P16" style:family="paragraph" style:parent-style-name="Table_20_Contents" style:list-style-name="L15"/>
    <style:style style:name="P17" style:family="paragraph" style:parent-style-name="Table_20_Contents" style:list-style-name="L16"/>
    <style:style style:name="P18" style:family="paragraph" style:parent-style-name="Table_20_Contents" style:list-style-name="L17"/>
    <style:style style:name="P19" style:family="paragraph" style:parent-style-name="Table_20_Contents" style:list-style-name="L18"/>
    <style:style style:name="P20" style:family="paragraph" style:parent-style-name="Table_20_Contents" style:list-style-name="L1">
      <style:paragraph-properties fo:margin-top="0in" fo:margin-bottom="0.1965in" loext:contextual-spacing="false"/>
    </style:style>
    <style:style style:name="P21" style:family="paragraph" style:parent-style-name="Table_20_Contents" style:list-style-name="L2">
      <style:paragraph-properties fo:margin-top="0in" fo:margin-bottom="0.1965in" loext:contextual-spacing="false"/>
    </style:style>
    <style:style style:name="P22" style:family="paragraph" style:parent-style-name="Table_20_Contents" style:list-style-name="L3">
      <style:paragraph-properties fo:margin-top="0in" fo:margin-bottom="0.1965in" loext:contextual-spacing="false"/>
    </style:style>
    <style:style style:name="P23" style:family="paragraph" style:parent-style-name="Table_20_Contents" style:list-style-name="L4">
      <style:paragraph-properties fo:margin-top="0in" fo:margin-bottom="0.1965in" loext:contextual-spacing="false"/>
    </style:style>
    <style:style style:name="P24" style:family="paragraph" style:parent-style-name="Table_20_Contents" style:list-style-name="L5">
      <style:paragraph-properties fo:margin-top="0in" fo:margin-bottom="0.1965in" loext:contextual-spacing="false"/>
    </style:style>
    <style:style style:name="P25" style:family="paragraph" style:parent-style-name="Table_20_Contents" style:list-style-name="L6">
      <style:paragraph-properties fo:margin-top="0in" fo:margin-bottom="0.1965in" loext:contextual-spacing="false"/>
    </style:style>
    <style:style style:name="P26" style:family="paragraph" style:parent-style-name="Table_20_Contents" style:list-style-name="L7">
      <style:paragraph-properties fo:margin-top="0in" fo:margin-bottom="0.1965in" loext:contextual-spacing="false"/>
    </style:style>
    <style:style style:name="P27" style:family="paragraph" style:parent-style-name="Table_20_Contents" style:list-style-name="L8">
      <style:paragraph-properties fo:margin-top="0in" fo:margin-bottom="0.1965in" loext:contextual-spacing="false"/>
    </style:style>
    <style:style style:name="P28" style:family="paragraph" style:parent-style-name="Table_20_Contents" style:list-style-name="L9">
      <style:paragraph-properties fo:margin-top="0in" fo:margin-bottom="0.1965in" loext:contextual-spacing="false"/>
    </style:style>
    <style:style style:name="P29" style:family="paragraph" style:parent-style-name="Table_20_Contents" style:list-style-name="L10">
      <style:paragraph-properties fo:margin-top="0in" fo:margin-bottom="0.1965in" loext:contextual-spacing="false"/>
    </style:style>
    <style:style style:name="P30" style:family="paragraph" style:parent-style-name="Table_20_Contents" style:list-style-name="L11">
      <style:paragraph-properties fo:margin-top="0in" fo:margin-bottom="0.1965in" loext:contextual-spacing="false"/>
    </style:style>
    <style:style style:name="P31" style:family="paragraph" style:parent-style-name="Table_20_Contents" style:list-style-name="L12">
      <style:paragraph-properties fo:margin-top="0in" fo:margin-bottom="0.1965in" loext:contextual-spacing="false"/>
    </style:style>
    <style:style style:name="P32" style:family="paragraph" style:parent-style-name="Table_20_Contents" style:list-style-name="L13">
      <style:paragraph-properties fo:margin-top="0in" fo:margin-bottom="0.1965in" loext:contextual-spacing="false"/>
    </style:style>
    <style:style style:name="P33" style:family="paragraph" style:parent-style-name="Table_20_Contents" style:list-style-name="L14">
      <style:paragraph-properties fo:margin-top="0in" fo:margin-bottom="0.1965in" loext:contextual-spacing="false"/>
    </style:style>
    <style:style style:name="P34" style:family="paragraph" style:parent-style-name="Table_20_Contents" style:list-style-name="L15">
      <style:paragraph-properties fo:margin-top="0in" fo:margin-bottom="0.1965in" loext:contextual-spacing="false"/>
    </style:style>
    <style:style style:name="P35" style:family="paragraph" style:parent-style-name="Table_20_Contents" style:list-style-name="L16">
      <style:paragraph-properties fo:margin-top="0in" fo:margin-bottom="0.1965in" loext:contextual-spacing="false"/>
    </style:style>
    <style:style style:name="P36" style:family="paragraph" style:parent-style-name="Table_20_Contents" style:list-style-name="L17">
      <style:paragraph-properties fo:margin-top="0in" fo:margin-bottom="0.1965in" loext:contextual-spacing="false"/>
    </style:style>
    <style:style style:name="P37" style:family="paragraph" style:parent-style-name="Table_20_Contents" style:list-style-name="L18">
      <style:paragraph-properties fo:margin-top="0in" fo:margin-bottom="0.1965in" loext:contextual-spacing="false"/>
    </style:style>
    <style:style style:name="P38" style:family="paragraph" style:parent-style-name="Heading_20_3">
      <style:text-properties style:font-name="inherit"/>
    </style:style>
    <style:style style:name="T1" style:family="text">
      <style:text-properties fo:font-weight="bold"/>
    </style:style>
    <style:style style:name="T2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Heading_20_2" text:outline-level="2">Week 1 (October 12-18)</text:h>
            <text:h text:style-name="Heading_20_3" text:outline-level="3">Topics</text:h>
            <text:list xml:id="list8994524965776474863" text:style-name="L1">
              <text:list-item>
                <text:p text:style-name="P2">Introduction </text:p>
              </text:list-item>
              <text:list-item>
                <text:p text:style-name="P2">Merge Sort </text:p>
              </text:list-item>
              <text:list-item>
                <text:p text:style-name="P2">Asymptotic Notation </text:p>
              </text:list-item>
              <text:list-item>
                <text:p text:style-name="P2">Guiding Principles of Algorithm Analysis </text:p>
              </text:list-item>
              <text:list-item>
                <text:p text:style-name="P20">Divide &amp; Conquer Algorithm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>Homework</text:h>
            <text:list xml:id="list905611539164155361" text:style-name="L2">
              <text:list-item>
                <text:p text:style-name="P3"><text:span text:style-name="T1">Due October 25:</text:span> </text:p>
              </text:list-item>
              <text:list-item>
                <text:p text:style-name="P3">Problem Set #1: Divide &amp; Conquer / Asymptotic Analysis </text:p>
              </text:list-item>
              <text:list-item>
                <text:p text:style-name="P21">Programming Assignment #1: Counting Inversions!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>Suggested Readings:</text:h>
            <text:list xml:id="list3468385350697038467" text:style-name="L3">
              <text:list-item>
                <text:p text:style-name="P4">CLRS: Chapter <text:span text:style-name="T2">2</text:span>, 3, and 4 (through Section 4.2), and Sections 28.1 and 33.4 </text:p>
              </text:list-item>
              <text:list-item>
                <text:p text:style-name="P4">DPV: Sections <text:span text:style-name="T2">0.3</text:span>, <text:span text:style-name="T2">2.1, 2.3,</text:span> 2.5 </text:p>
              </text:list-item>
              <text:list-item>
                <text:p text:style-name="P4">KT: Sections <text:span text:style-name="T2">2.1</text:span>,<text:span text:style-name="T2"> 2.2</text:span>, 2.4, 5.1, and 5.3-5.5 </text:p>
              </text:list-item>
              <text:list-item>
                <text:p text:style-name="P22">SW: Sections <text:span text:style-name="T2">1.4</text:span> and 2.2 </text:p>
              </text:list-item>
            </text:list>
          </table:table-cell>
        </table:table-row>
        <table:table-row>
          <table:table-cell table:style-name="Table1.A1" office:value-type="string">
            <text:h text:style-name="Heading_20_2" text:outline-level="2">Week 2 (October 19-25) </text:h>
            <text:h text:style-name="Heading_20_3" text:outline-level="3">Topics</text:h>
            <text:list xml:id="list1615595714804838392" text:style-name="L4">
              <text:list-item>
                <text:p text:style-name="P5">Master Method </text:p>
              </text:list-item>
              <text:list-item>
                <text:p text:style-name="P23">QuickSort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/>
            <text:h text:style-name="Heading_20_3" text:outline-level="3">Homework</text:h>
            <text:list xml:id="list1025360602174950074" text:style-name="L5">
              <text:list-item>
                <text:p text:style-name="P6"><text:span text:style-name="T1">Due November 1:</text:span> </text:p>
              </text:list-item>
              <text:list-item>
                <text:p text:style-name="P6">Problem Set #2: QuickSort and the Master Method </text:p>
              </text:list-item>
              <text:list-item>
                <text:p text:style-name="P24">Programming Assignment #2: Counting Comparisons in QuickSort </text:p>
              </text:list-item>
            </text:list>
          </table:table-cell>
          <table:table-cell table:style-name="Table1.A1" office:value-type="string">
            <text:h text:style-name="P1" text:outline-level="1"/>
            <text:h text:style-name="P1" text:outline-level="1">Suggested Readings:</text:h>
            <text:list xml:id="list88915815054928335" text:style-name="L6">
              <text:list-item>
                <text:p text:style-name="P7">CLRS Chapter 4 (Sections 4-6) and Chapter 7 </text:p>
              </text:list-item>
              <text:list-item>
                <text:p text:style-name="P7">DPV Section 2.2 </text:p>
              </text:list-item>
              <text:list-item>
                <text:p text:style-name="P7">KT Sections 5.2 and 13.5 </text:p>
              </text:list-item>
              <text:list-item>
                <text:p text:style-name="P25">SW Section 2.3 </text:p>
              </text:list-item>
            </text:list>
          </table:table-cell>
        </table:table-row>
        <table:table-row>
          <table:table-cell table:style-name="Table1.A1" office:value-type="string">
            <text:h text:style-name="Heading_20_2" text:outline-level="2">Week 3 (October 26-November 1) </text:h>
            <text:h text:style-name="Heading_20_3" text:outline-level="3">Topics</text:h>
            <text:list xml:id="list2062890316780116551" text:style-name="L7">
              <text:list-item>
                <text:p text:style-name="P8">Final Thoughts on Sorting &amp; Searching </text:p>
              </text:list-item>
              <text:list-item>
                <text:p text:style-name="P26">Introduction to Graph Algorithms : Graph Representations &amp; Mininum Cuts in Graph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/>
            <text:h text:style-name="Heading_20_3" text:outline-level="3">Homework</text:h>
            <text:list xml:id="list9133891231466013468" text:style-name="L8">
              <text:list-item>
                <text:p text:style-name="P9"><text:span text:style-name="T1">Due November 8:</text:span> </text:p>
              </text:list-item>
              <text:list-item>
                <text:p text:style-name="P9">Problem Set #3: Randomized Selection &amp; Minimum Cuts in Graphs </text:p>
              </text:list-item>
              <text:list-item>
                <text:p text:style-name="P27">Programming Assignment #3: Karger's Minimum Cut Algorithm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P38" text:outline-level="3"/>
            <text:h text:style-name="P38" text:outline-level="3">Suggested Readings:</text:h>
            <text:list xml:id="list1855232154543916021" text:style-name="L9">
              <text:list-item>
                <text:p text:style-name="P10">CLRS Chapter 9, 22 (Only 22.1) </text:p>
              </text:list-item>
              <text:list-item>
                <text:p text:style-name="P10">DPV Chapter 3 (only 3.1) </text:p>
              </text:list-item>
              <text:list-item>
                <text:p text:style-name="P10">KT Chapter 13, Sections 13.2,13.5 </text:p>
              </text:list-item>
              <text:list-item>
                <text:p text:style-name="P28">SW Chapter 4, Section 4.1 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h text:style-name="Heading_20_2" text:outline-level="2">Week 4 (November 2-8) </text:h>
            <text:h text:style-name="P38" text:outline-level="3">Topics</text:h>
            <text:list xml:id="list8446968742237987579" text:style-name="L10">
              <text:list-item>
                <text:p text:style-name="P11">Graph Search: Breadth-First Search, Depth-First Search </text:p>
              </text:list-item>
              <text:list-item>
                <text:p text:style-name="P29">Applications: Topological Sort, Connected Component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/>
            <text:h text:style-name="Heading_20_3" text:outline-level="3">Homework</text:h>
            <text:list xml:id="list8035373690210087890" text:style-name="L11">
              <text:list-item>
                <text:p text:style-name="P12"><text:span text:style-name="T1">Due November 15:</text:span> </text:p>
              </text:list-item>
              <text:list-item>
                <text:p text:style-name="P12">Problem Set #4: Graphs, BFS, DFS, Topological Sort </text:p>
              </text:list-item>
              <text:list-item>
                <text:p text:style-name="P30">Programming Assignment #4: Computing SCC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/>
            <text:h text:style-name="Heading_20_3" text:outline-level="3">Suggested Readings:</text:h>
            <text:list xml:id="list5426373996039429137" text:style-name="L12">
              <text:list-item>
                <text:p text:style-name="P13">CLRS Chapter 22 </text:p>
              </text:list-item>
              <text:list-item>
                <text:p text:style-name="P13">DPV Chapter 3 </text:p>
              </text:list-item>
              <text:list-item>
                <text:p text:style-name="P13">KT Chapter 3, Section 3.5, 3.6 </text:p>
              </text:list-item>
              <text:list-item>
                <text:p text:style-name="P31">SW Chapter 4, Section 4.1,4.2 </text:p>
              </text:list-item>
            </text:list>
          </table:table-cell>
        </table:table-row>
        <table:table-row>
          <table:table-cell table:style-name="Table1.A1" office:value-type="string">
            <text:h text:style-name="Heading_20_2" text:outline-level="2">Week 5 (November 9-15)</text:h>
            <text:h text:style-name="Heading_20_3" text:outline-level="3">Topics</text:h>
            <text:list xml:id="list353438041532346161" text:style-name="L13">
              <text:list-item>
                <text:p text:style-name="P14">Dijkstra's Shortest-Path Algorithm </text:p>
              </text:list-item>
              <text:list-item>
                <text:p text:style-name="P14">Data structures and how to use them </text:p>
              </text:list-item>
              <text:list-item>
                <text:p text:style-name="P14">Heaps </text:p>
              </text:list-item>
              <text:list-item>
                <text:p text:style-name="P14">Binary Search Trees </text:p>
              </text:list-item>
              <text:list-item>
                <text:p text:style-name="P32">Balanced BST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>Homework</text:h>
            <text:list xml:id="list8526691036938094681" text:style-name="L14">
              <text:list-item>
                <text:p text:style-name="P15"><text:span text:style-name="T1">Due November 22:</text:span> </text:p>
              </text:list-item>
              <text:list-item>
                <text:p text:style-name="P15">Problem Set #5: Dijkstra, Heaps, Search Trees </text:p>
              </text:list-item>
              <text:list-item>
                <text:p text:style-name="P33">Programming Assignment #5: Dijkstra's Algorithm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>Suggested Readings:</text:h>
            <text:list xml:id="list7894911368726446007" text:style-name="L15">
              <text:list-item>
                <text:p text:style-name="P16">CLRS Chapter 6,11,12,13 24 (Sections 3,4) </text:p>
              </text:list-item>
              <text:list-item>
                <text:p text:style-name="P16">DPV Section 1.5 </text:p>
              </text:list-item>
              <text:list-item>
                <text:p text:style-name="P16">KT Section 4.4 </text:p>
              </text:list-item>
              <text:list-item>
                <text:p text:style-name="P34">SW Section 3.3, 3.4, 4.4 </text:p>
              </text:list-item>
            </text:list>
          </table:table-cell>
        </table:table-row>
        <table:table-row>
          <table:table-cell table:style-name="Table1.A1" office:value-type="string">
            <text:h text:style-name="Heading_20_2" text:outline-level="2">Week 6 (November 16-22) </text:h>
            <text:h text:style-name="Heading_20_3" text:outline-level="3">Topics</text:h>
            <text:list xml:id="list3111721469717296106" text:style-name="L16">
              <text:list-item>
                <text:p text:style-name="P17">Hash Tables: Applications and Implementation </text:p>
              </text:list-item>
              <text:list-item>
                <text:p text:style-name="P35">Bloom Filter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/>
            <text:h text:style-name="Heading_20_3" text:outline-level="3">Homework</text:h>
            <text:list xml:id="list4251414989495779179" text:style-name="L17">
              <text:list-item>
                <text:p text:style-name="P18"><text:span text:style-name="T1">Due November 29:</text:span> </text:p>
              </text:list-item>
              <text:list-item>
                <text:p text:style-name="P18">Problem Set #6: Hashing, Bloom Filters </text:p>
              </text:list-item>
              <text:list-item>
                <text:p text:style-name="P36">Programming Assignment #6: Data Structure Applications </text:p>
              </text:list-item>
            </text:list>
          </table:table-cell>
          <table:table-cell table:style-name="Table1.A1" office:value-type="string">
            <text:h text:style-name="Heading_20_1" text:outline-level="1"/>
            <text:h text:style-name="Heading_20_3" text:outline-level="3"/>
            <text:h text:style-name="Heading_20_3" text:outline-level="3">Suggested Readings:</text:h>
            <text:list xml:id="list696742225086415231" text:style-name="L18">
              <text:list-item>
                <text:p text:style-name="P19">CLRS Chapter 11 </text:p>
              </text:list-item>
              <text:list-item>
                <text:p text:style-name="P19">KT Chapter 13 (Section 13.6) </text:p>
              </text:list-item>
              <text:list-item>
                <text:p text:style-name="P37">SW Section 3.5 </text:p>
              </text:list-item>
            </text:list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1:09:38.674952851</dc:date>
    <meta:editing-duration>PT20H34M56S</meta:editing-duration>
    <meta:editing-cycles>5</meta:editing-cycles>
    <meta:generator>LibreOffice/4.4.5.2$Linux_X86_64 LibreOffice_project/40m0$Build-2</meta:generator>
    <meta:document-statistic meta:table-count="1" meta:image-count="0" meta:object-count="0" meta:page-count="2" meta:paragraph-count="83" meta:word-count="396" meta:character-count="2292" meta:non-whitespace-character-count="1975"/>
  </office:meta>
</office:document-meta>
</file>